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8cm" svg:height="1.298cm" svg:x="1.989cm" svg:y="2.998cm" svg:viewBox="0 0 4781 1299" draw:points="0,1299 4781,1299 4781,0 0,0">
          <text:p/>
        </draw:polygon>
        <draw:polygon draw:style-name="gr2" draw:text-style-name="P2" draw:layer="layout" svg:width="5.228cm" svg:height="1.298cm" svg:x="6.769cm" svg:y="2.998cm" svg:viewBox="0 0 5229 1299" draw:points="0,1299 5229,1299 5229,0 0,0">
          <text:p/>
        </draw:polygon>
        <draw:polygon draw:style-name="gr2" draw:text-style-name="P2" draw:layer="layout" svg:width="3.994cm" svg:height="1.298cm" svg:x="11.997cm" svg:y="2.998cm" svg:viewBox="0 0 3995 1299" draw:points="0,1299 3995,1299 3995,0 0,0">
          <text:p/>
        </draw:polygon>
        <draw:polygon draw:style-name="gr2" draw:text-style-name="P2" draw:layer="layout" svg:width="2.977cm" svg:height="1.298cm" svg:x="15.991cm" svg:y="2.998cm" svg:viewBox="0 0 2978 1299" draw:points="0,1299 2978,1299 2978,0 0,0">
          <text:p/>
        </draw:polygon>
        <draw:polygon draw:style-name="gr1" draw:text-style-name="P1" draw:layer="layout" svg:width="4.78cm" svg:height="1.471cm" svg:x="1.989cm" svg:y="4.296cm" svg:viewBox="0 0 4781 1472" draw:points="0,1472 4781,1472 4781,0 0,0">
          <text:p/>
        </draw:polygon>
        <draw:polygon draw:style-name="gr1" draw:text-style-name="P1" draw:layer="layout" svg:width="5.228cm" svg:height="1.471cm" svg:x="6.769cm" svg:y="4.296cm" svg:viewBox="0 0 5229 1472" draw:points="0,1472 5229,1472 5229,0 0,0">
          <text:p/>
        </draw:polygon>
        <draw:polygon draw:style-name="gr1" draw:text-style-name="P1" draw:layer="layout" svg:width="3.994cm" svg:height="1.471cm" svg:x="11.997cm" svg:y="4.296cm" svg:viewBox="0 0 3995 1472" draw:points="0,1472 3995,1472 3995,0 0,0">
          <text:p/>
        </draw:polygon>
        <draw:polygon draw:style-name="gr1" draw:text-style-name="P1" draw:layer="layout" svg:width="2.977cm" svg:height="1.471cm" svg:x="15.991cm" svg:y="4.296cm" svg:viewBox="0 0 2978 1472" draw:points="0,1472 2978,1472 2978,0 0,0">
          <text:p/>
        </draw:polygon>
        <draw:polygon draw:style-name="gr1" draw:text-style-name="P1" draw:layer="layout" svg:width="4.78cm" svg:height="1.898cm" svg:x="1.989cm" svg:y="5.767cm" svg:viewBox="0 0 4781 1899" draw:points="0,1899 4781,1899 4781,0 0,0">
          <text:p/>
        </draw:polygon>
        <draw:polygon draw:style-name="gr1" draw:text-style-name="P1" draw:layer="layout" svg:width="5.228cm" svg:height="1.898cm" svg:x="6.769cm" svg:y="5.767cm" svg:viewBox="0 0 5229 1899" draw:points="0,1899 5229,1899 5229,0 0,0">
          <text:p/>
        </draw:polygon>
        <draw:polygon draw:style-name="gr1" draw:text-style-name="P1" draw:layer="layout" svg:width="3.994cm" svg:height="1.898cm" svg:x="11.997cm" svg:y="5.767cm" svg:viewBox="0 0 3995 1899" draw:points="0,1899 3995,1899 3995,0 0,0">
          <text:p/>
        </draw:polygon>
        <draw:polygon draw:style-name="gr1" draw:text-style-name="P1" draw:layer="layout" svg:width="2.977cm" svg:height="1.898cm" svg:x="15.991cm" svg:y="5.767cm" svg:viewBox="0 0 2978 1899" draw:points="0,1899 2978,1899 2978,0 0,0">
          <text:p/>
        </draw:polygon>
        <draw:polygon draw:style-name="gr1" draw:text-style-name="P1" draw:layer="layout" svg:width="4.78cm" svg:height="2.318cm" svg:x="1.989cm" svg:y="7.665cm" svg:viewBox="0 0 4781 2319" draw:points="0,2319 4781,2319 4781,0 0,0">
          <text:p/>
        </draw:polygon>
        <draw:polygon draw:style-name="gr1" draw:text-style-name="P1" draw:layer="layout" svg:width="5.228cm" svg:height="2.318cm" svg:x="6.769cm" svg:y="7.665cm" svg:viewBox="0 0 5229 2319" draw:points="0,2319 5229,2319 5229,0 0,0">
          <text:p/>
        </draw:polygon>
        <draw:polygon draw:style-name="gr1" draw:text-style-name="P1" draw:layer="layout" svg:width="3.994cm" svg:height="2.318cm" svg:x="11.997cm" svg:y="7.665cm" svg:viewBox="0 0 3995 2319" draw:points="0,2319 3995,2319 3995,0 0,0">
          <text:p/>
        </draw:polygon>
        <draw:polygon draw:style-name="gr1" draw:text-style-name="P1" draw:layer="layout" svg:width="2.977cm" svg:height="2.318cm" svg:x="15.991cm" svg:y="7.665cm" svg:viewBox="0 0 2978 2319" draw:points="0,2319 2978,2319 2978,0 0,0">
          <text:p/>
        </draw:polygon>
        <draw:polygon draw:style-name="gr1" draw:text-style-name="P1" draw:layer="layout" svg:width="4.78cm" svg:height="1.983cm" svg:x="1.989cm" svg:y="9.983cm" svg:viewBox="0 0 4781 1984" draw:points="0,1984 4781,1984 4781,0 0,0">
          <text:p/>
        </draw:polygon>
        <draw:polygon draw:style-name="gr1" draw:text-style-name="P1" draw:layer="layout" svg:width="5.228cm" svg:height="1.983cm" svg:x="6.769cm" svg:y="9.983cm" svg:viewBox="0 0 5229 1984" draw:points="0,1984 5229,1984 5229,0 0,0">
          <text:p/>
        </draw:polygon>
        <draw:polygon draw:style-name="gr1" draw:text-style-name="P1" draw:layer="layout" svg:width="3.994cm" svg:height="1.983cm" svg:x="11.997cm" svg:y="9.983cm" svg:viewBox="0 0 3995 1984" draw:points="0,1984 3995,1984 3995,0 0,0">
          <text:p/>
        </draw:polygon>
        <draw:polygon draw:style-name="gr1" draw:text-style-name="P1" draw:layer="layout" svg:width="2.977cm" svg:height="1.983cm" svg:x="15.991cm" svg:y="9.983cm" svg:viewBox="0 0 2978 1984" draw:points="0,1984 2978,1984 2978,0 0,0">
          <text:p/>
        </draw:polygon>
        <draw:polygon draw:style-name="gr1" draw:text-style-name="P1" draw:layer="layout" svg:width="4.78cm" svg:height="3.164cm" svg:x="1.989cm" svg:y="11.966cm" svg:viewBox="0 0 4781 3165" draw:points="0,3165 4781,3165 4781,0 0,0">
          <text:p/>
        </draw:polygon>
        <draw:polygon draw:style-name="gr1" draw:text-style-name="P1" draw:layer="layout" svg:width="5.228cm" svg:height="3.164cm" svg:x="6.769cm" svg:y="11.966cm" svg:viewBox="0 0 5229 3165" draw:points="0,3165 5229,3165 5229,0 0,0">
          <text:p/>
        </draw:polygon>
        <draw:polygon draw:style-name="gr1" draw:text-style-name="P1" draw:layer="layout" svg:width="3.994cm" svg:height="3.164cm" svg:x="11.997cm" svg:y="11.966cm" svg:viewBox="0 0 3995 3165" draw:points="0,3165 3995,3165 3995,0 0,0">
          <text:p/>
        </draw:polygon>
        <draw:polygon draw:style-name="gr1" draw:text-style-name="P1" draw:layer="layout" svg:width="2.977cm" svg:height="3.164cm" svg:x="15.991cm" svg:y="11.966cm" svg:viewBox="0 0 2978 3165" draw:points="0,3165 2978,3165 2978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8cm" svg:height="1.298cm" svg:x="1.989cm" svg:y="2.998cm" svg:viewBox="0 0 4781 1299" draw:points="0,1299 4781,1299 4781,0 0,0">
          <text:p/>
        </draw:polygon>
        <draw:polygon draw:style-name="gr2" draw:text-style-name="P2" draw:layer="layout" svg:width="5.228cm" svg:height="1.298cm" svg:x="6.769cm" svg:y="2.998cm" svg:viewBox="0 0 5229 1299" draw:points="0,1299 5229,1299 5229,0 0,0">
          <text:p/>
        </draw:polygon>
        <draw:polygon draw:style-name="gr2" draw:text-style-name="P2" draw:layer="layout" svg:width="3.994cm" svg:height="1.298cm" svg:x="11.997cm" svg:y="2.998cm" svg:viewBox="0 0 3995 1299" draw:points="0,1299 3995,1299 3995,0 0,0">
          <text:p/>
        </draw:polygon>
        <draw:polygon draw:style-name="gr2" draw:text-style-name="P2" draw:layer="layout" svg:width="2.977cm" svg:height="1.298cm" svg:x="15.991cm" svg:y="2.998cm" svg:viewBox="0 0 2978 1299" draw:points="0,1299 2978,1299 2978,0 0,0">
          <text:p/>
        </draw:polygon>
        <draw:polygon draw:style-name="gr1" draw:text-style-name="P1" draw:layer="layout" svg:width="4.78cm" svg:height="1.471cm" svg:x="1.989cm" svg:y="4.296cm" svg:viewBox="0 0 4781 1472" draw:points="0,1472 4781,1472 4781,0 0,0">
          <text:p/>
        </draw:polygon>
        <draw:polygon draw:style-name="gr1" draw:text-style-name="P1" draw:layer="layout" svg:width="5.228cm" svg:height="1.471cm" svg:x="6.769cm" svg:y="4.296cm" svg:viewBox="0 0 5229 1472" draw:points="0,1472 5229,1472 5229,0 0,0">
          <text:p/>
        </draw:polygon>
        <draw:polygon draw:style-name="gr1" draw:text-style-name="P1" draw:layer="layout" svg:width="3.994cm" svg:height="1.471cm" svg:x="11.997cm" svg:y="4.296cm" svg:viewBox="0 0 3995 1472" draw:points="0,1472 3995,1472 3995,0 0,0">
          <text:p/>
        </draw:polygon>
        <draw:polygon draw:style-name="gr1" draw:text-style-name="P1" draw:layer="layout" svg:width="2.977cm" svg:height="1.471cm" svg:x="15.991cm" svg:y="4.296cm" svg:viewBox="0 0 2978 1472" draw:points="0,1472 2978,1472 2978,0 0,0">
          <text:p/>
        </draw:polygon>
        <draw:polygon draw:style-name="gr1" draw:text-style-name="P1" draw:layer="layout" svg:width="4.78cm" svg:height="1.898cm" svg:x="1.989cm" svg:y="5.767cm" svg:viewBox="0 0 4781 1899" draw:points="0,1899 4781,1899 4781,0 0,0">
          <text:p/>
        </draw:polygon>
        <draw:polygon draw:style-name="gr1" draw:text-style-name="P1" draw:layer="layout" svg:width="5.228cm" svg:height="1.898cm" svg:x="6.769cm" svg:y="5.767cm" svg:viewBox="0 0 5229 1899" draw:points="0,1899 5229,1899 5229,0 0,0">
          <text:p/>
        </draw:polygon>
        <draw:polygon draw:style-name="gr1" draw:text-style-name="P1" draw:layer="layout" svg:width="3.994cm" svg:height="1.898cm" svg:x="11.997cm" svg:y="5.767cm" svg:viewBox="0 0 3995 1899" draw:points="0,1899 3995,1899 3995,0 0,0">
          <text:p/>
        </draw:polygon>
        <draw:polygon draw:style-name="gr1" draw:text-style-name="P1" draw:layer="layout" svg:width="2.977cm" svg:height="1.898cm" svg:x="15.991cm" svg:y="5.767cm" svg:viewBox="0 0 2978 1899" draw:points="0,1899 2978,1899 2978,0 0,0">
          <text:p/>
        </draw:polygon>
        <draw:polygon draw:style-name="gr1" draw:text-style-name="P1" draw:layer="layout" svg:width="4.78cm" svg:height="2.318cm" svg:x="1.989cm" svg:y="7.665cm" svg:viewBox="0 0 4781 2319" draw:points="0,2319 4781,2319 4781,0 0,0">
          <text:p/>
        </draw:polygon>
        <draw:polygon draw:style-name="gr1" draw:text-style-name="P1" draw:layer="layout" svg:width="5.228cm" svg:height="2.318cm" svg:x="6.769cm" svg:y="7.665cm" svg:viewBox="0 0 5229 2319" draw:points="0,2319 5229,2319 5229,0 0,0">
          <text:p/>
        </draw:polygon>
        <draw:polygon draw:style-name="gr1" draw:text-style-name="P1" draw:layer="layout" svg:width="3.994cm" svg:height="2.318cm" svg:x="11.997cm" svg:y="7.665cm" svg:viewBox="0 0 3995 2319" draw:points="0,2319 3995,2319 3995,0 0,0">
          <text:p/>
        </draw:polygon>
        <draw:polygon draw:style-name="gr1" draw:text-style-name="P1" draw:layer="layout" svg:width="2.977cm" svg:height="2.318cm" svg:x="15.991cm" svg:y="7.665cm" svg:viewBox="0 0 2978 2319" draw:points="0,2319 2978,2319 2978,0 0,0">
          <text:p/>
        </draw:polygon>
        <draw:polygon draw:style-name="gr1" draw:text-style-name="P1" draw:layer="layout" svg:width="4.78cm" svg:height="1.983cm" svg:x="1.989cm" svg:y="9.983cm" svg:viewBox="0 0 4781 1984" draw:points="0,1984 4781,1984 4781,0 0,0">
          <text:p/>
        </draw:polygon>
        <draw:polygon draw:style-name="gr1" draw:text-style-name="P1" draw:layer="layout" svg:width="5.228cm" svg:height="1.983cm" svg:x="6.769cm" svg:y="9.983cm" svg:viewBox="0 0 5229 1984" draw:points="0,1984 5229,1984 5229,0 0,0">
          <text:p/>
        </draw:polygon>
        <draw:polygon draw:style-name="gr1" draw:text-style-name="P1" draw:layer="layout" svg:width="3.994cm" svg:height="1.983cm" svg:x="11.997cm" svg:y="9.983cm" svg:viewBox="0 0 3995 1984" draw:points="0,1984 3995,1984 3995,0 0,0">
          <text:p/>
        </draw:polygon>
        <draw:polygon draw:style-name="gr1" draw:text-style-name="P1" draw:layer="layout" svg:width="2.977cm" svg:height="1.983cm" svg:x="15.991cm" svg:y="9.983cm" svg:viewBox="0 0 2978 1984" draw:points="0,1984 2978,1984 2978,0 0,0">
          <text:p/>
        </draw:polygon>
        <draw:polygon draw:style-name="gr1" draw:text-style-name="P1" draw:layer="layout" svg:width="4.78cm" svg:height="3.164cm" svg:x="1.989cm" svg:y="11.966cm" svg:viewBox="0 0 4781 3165" draw:points="0,3165 4781,3165 4781,0 0,0">
          <text:p/>
        </draw:polygon>
        <draw:polygon draw:style-name="gr1" draw:text-style-name="P1" draw:layer="layout" svg:width="5.228cm" svg:height="3.164cm" svg:x="6.769cm" svg:y="11.966cm" svg:viewBox="0 0 5229 3165" draw:points="0,3165 5229,3165 5229,0 0,0">
          <text:p/>
        </draw:polygon>
        <draw:polygon draw:style-name="gr1" draw:text-style-name="P1" draw:layer="layout" svg:width="3.994cm" svg:height="3.164cm" svg:x="11.997cm" svg:y="11.966cm" svg:viewBox="0 0 3995 3165" draw:points="0,3165 3995,3165 3995,0 0,0">
          <text:p/>
        </draw:polygon>
        <draw:polygon draw:style-name="gr1" draw:text-style-name="P1" draw:layer="layout" svg:width="2.977cm" svg:height="3.164cm" svg:x="15.991cm" svg:y="11.966cm" svg:viewBox="0 0 2978 3165" draw:points="0,3165 2978,3165 2978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4.028cm" svg:height="0.424cm" svg:x="2.074cm" svg:y="1.734cm">
          <draw:text-box>
            <text:p text:style-name="P5"><text:span text:style-name="T1">2016/06/20 – 2016/06/24</text:span></text:p>
          </draw:text-box>
        </draw:frame>
        <draw:polygon draw:style-name="gr4" draw:text-style-name="P4" draw:layer="layout" svg:width="4.79cm" svg:height="0.011cm" svg:x="1.986cm" svg:y="2.998cm" svg:viewBox="0 0 4791 12" draw:points="0,0 3,8 10,12 4781,12 4784,8 4791,0">
          <text:p/>
        </draw:polygon>
        <draw:polygon draw:style-name="gr4" draw:text-style-name="P4" draw:layer="layout" svg:width="5.239cm" svg:height="0.011cm" svg:x="6.766cm" svg:y="2.998cm" svg:viewBox="0 0 5240 12" draw:points="0,0 3,8 10,12 5229,12 5232,8 5240,0">
          <text:p/>
        </draw:polygon>
        <draw:polygon draw:style-name="gr4" draw:text-style-name="P4" draw:layer="layout" svg:width="4.004cm" svg:height="0.011cm" svg:x="11.994cm" svg:y="2.998cm" svg:viewBox="0 0 4005 12" draw:points="0,0 3,8 11,12 3994,12 3998,8 4005,0">
          <text:p/>
        </draw:polygon>
        <draw:polygon draw:style-name="gr4" draw:text-style-name="P4" draw:layer="layout" svg:width="2.988cm" svg:height="0.011cm" svg:x="15.987cm" svg:y="2.998cm" svg:viewBox="0 0 2989 12" draw:points="0,0 4,8 11,12 2979,12 2982,8 2989,0">
          <text:p/>
        </draw:polygon>
        <draw:polygon draw:style-name="gr4" draw:text-style-name="P4" draw:layer="layout" svg:width="4.78cm" svg:height="0.011cm" svg:x="1.989cm" svg:y="4.296cm" svg:viewBox="0 0 4781 12" draw:points="7,0 0,7 7,12 4778,12 4781,7 4778,0">
          <text:p/>
        </draw:polygon>
        <draw:polygon draw:style-name="gr4" draw:text-style-name="P4" draw:layer="layout" svg:width="5.228cm" svg:height="0.011cm" svg:x="6.769cm" svg:y="4.296cm" svg:viewBox="0 0 5229 12" draw:points="7,0 0,7 7,12 5226,12 5229,7 5226,0">
          <text:p/>
        </draw:polygon>
        <draw:polygon draw:style-name="gr4" draw:text-style-name="P4" draw:layer="layout" svg:width="3.994cm" svg:height="0.011cm" svg:x="11.997cm" svg:y="4.296cm" svg:viewBox="0 0 3995 12" draw:points="8,0 0,7 8,12 3991,12 3995,7 3991,0">
          <text:p/>
        </draw:polygon>
        <draw:polygon draw:style-name="gr4" draw:text-style-name="P4" draw:layer="layout" svg:width="2.977cm" svg:height="0.011cm" svg:x="15.991cm" svg:y="4.296cm" svg:viewBox="0 0 2978 12" draw:points="7,0 0,7 7,12 2975,12 2978,7 2975,0">
          <text:p/>
        </draw:polygon>
        <draw:polygon draw:style-name="gr4" draw:text-style-name="P4" draw:layer="layout" svg:width="4.78cm" svg:height="0.011cm" svg:x="1.989cm" svg:y="5.767cm" svg:viewBox="0 0 4781 12" draw:points="7,0 0,7 7,12 4778,12 4781,7 4778,0">
          <text:p/>
        </draw:polygon>
        <draw:polygon draw:style-name="gr4" draw:text-style-name="P4" draw:layer="layout" svg:width="5.228cm" svg:height="0.011cm" svg:x="6.769cm" svg:y="5.767cm" svg:viewBox="0 0 5229 12" draw:points="7,0 0,7 7,12 5226,12 5229,7 5226,0">
          <text:p/>
        </draw:polygon>
        <draw:polygon draw:style-name="gr4" draw:text-style-name="P4" draw:layer="layout" svg:width="3.994cm" svg:height="0.011cm" svg:x="11.997cm" svg:y="5.767cm" svg:viewBox="0 0 3995 12" draw:points="8,0 0,7 8,12 3991,12 3995,7 3991,0">
          <text:p/>
        </draw:polygon>
        <draw:polygon draw:style-name="gr4" draw:text-style-name="P4" draw:layer="layout" svg:width="2.977cm" svg:height="0.011cm" svg:x="15.991cm" svg:y="5.767cm" svg:viewBox="0 0 2978 12" draw:points="7,0 0,7 7,12 2975,12 2978,7 2975,0">
          <text:p/>
        </draw:polygon>
        <draw:polygon draw:style-name="gr4" draw:text-style-name="P4" draw:layer="layout" svg:width="4.78cm" svg:height="0.011cm" svg:x="1.989cm" svg:y="7.665cm" svg:viewBox="0 0 4781 12" draw:points="7,0 0,7 7,12 4778,12 4781,7 4778,0">
          <text:p/>
        </draw:polygon>
        <draw:polygon draw:style-name="gr4" draw:text-style-name="P4" draw:layer="layout" svg:width="5.228cm" svg:height="0.011cm" svg:x="6.769cm" svg:y="7.665cm" svg:viewBox="0 0 5229 12" draw:points="7,0 0,7 7,12 5226,12 5229,7 5226,0">
          <text:p/>
        </draw:polygon>
        <draw:polygon draw:style-name="gr4" draw:text-style-name="P4" draw:layer="layout" svg:width="3.994cm" svg:height="0.011cm" svg:x="11.997cm" svg:y="7.665cm" svg:viewBox="0 0 3995 12" draw:points="8,0 0,7 8,12 3991,12 3995,7 3991,0">
          <text:p/>
        </draw:polygon>
        <draw:polygon draw:style-name="gr4" draw:text-style-name="P4" draw:layer="layout" svg:width="2.977cm" svg:height="0.011cm" svg:x="15.991cm" svg:y="7.665cm" svg:viewBox="0 0 2978 12" draw:points="7,0 0,7 7,12 2975,12 2978,7 2975,0">
          <text:p/>
        </draw:polygon>
        <draw:polygon draw:style-name="gr4" draw:text-style-name="P4" draw:layer="layout" svg:width="4.78cm" svg:height="0.011cm" svg:x="1.989cm" svg:y="9.983cm" svg:viewBox="0 0 4781 12" draw:points="7,0 0,8 7,12 4778,12 4781,8 4778,0">
          <text:p/>
        </draw:polygon>
        <draw:polygon draw:style-name="gr4" draw:text-style-name="P4" draw:layer="layout" svg:width="5.228cm" svg:height="0.011cm" svg:x="6.769cm" svg:y="9.983cm" svg:viewBox="0 0 5229 12" draw:points="7,0 0,8 7,12 5226,12 5229,8 5226,0">
          <text:p/>
        </draw:polygon>
        <draw:polygon draw:style-name="gr4" draw:text-style-name="P4" draw:layer="layout" svg:width="3.994cm" svg:height="0.011cm" svg:x="11.997cm" svg:y="9.983cm" svg:viewBox="0 0 3995 12" draw:points="8,0 0,8 8,12 3991,12 3995,8 3991,0">
          <text:p/>
        </draw:polygon>
        <draw:polygon draw:style-name="gr4" draw:text-style-name="P4" draw:layer="layout" svg:width="2.977cm" svg:height="0.011cm" svg:x="15.991cm" svg:y="9.983cm" svg:viewBox="0 0 2978 12" draw:points="7,0 0,8 7,12 2975,12 2978,8 2975,0">
          <text:p/>
        </draw:polygon>
        <draw:polygon draw:style-name="gr4" draw:text-style-name="P4" draw:layer="layout" svg:width="4.78cm" svg:height="0.01cm" svg:x="1.989cm" svg:y="11.966cm" svg:viewBox="0 0 4781 11" draw:points="7,0 0,7 7,11 4778,11 4781,7 4778,0">
          <text:p/>
        </draw:polygon>
        <draw:polygon draw:style-name="gr4" draw:text-style-name="P4" draw:layer="layout" svg:width="5.228cm" svg:height="0.01cm" svg:x="6.769cm" svg:y="11.966cm" svg:viewBox="0 0 5229 11" draw:points="7,0 0,7 7,11 5226,11 5229,7 5226,0">
          <text:p/>
        </draw:polygon>
        <draw:polygon draw:style-name="gr4" draw:text-style-name="P4" draw:layer="layout" svg:width="3.994cm" svg:height="0.01cm" svg:x="11.997cm" svg:y="11.966cm" svg:viewBox="0 0 3995 11" draw:points="8,0 0,7 8,11 3991,11 3995,7 3991,0">
          <text:p/>
        </draw:polygon>
        <draw:polygon draw:style-name="gr4" draw:text-style-name="P4" draw:layer="layout" svg:width="2.977cm" svg:height="0.01cm" svg:x="15.991cm" svg:y="11.966cm" svg:viewBox="0 0 2978 11" draw:points="7,0 0,7 7,11 2975,11 2978,7 2975,0">
          <text:p/>
        </draw:polygon>
        <draw:polygon draw:style-name="gr4" draw:text-style-name="P4" draw:layer="layout" svg:width="4.79cm" svg:height="0.011cm" svg:x="1.986cm" svg:y="15.13cm" svg:viewBox="0 0 4791 12" draw:points="10,0 3,8 0,12 4791,12 4784,8 4781,0">
          <text:p/>
        </draw:polygon>
        <draw:polygon draw:style-name="gr4" draw:text-style-name="P4" draw:layer="layout" svg:width="5.239cm" svg:height="0.011cm" svg:x="6.766cm" svg:y="15.13cm" svg:viewBox="0 0 5240 12" draw:points="10,0 3,8 0,12 5240,12 5232,8 5229,0">
          <text:p/>
        </draw:polygon>
        <draw:polygon draw:style-name="gr4" draw:text-style-name="P4" draw:layer="layout" svg:width="4.004cm" svg:height="0.011cm" svg:x="11.994cm" svg:y="15.13cm" svg:viewBox="0 0 4005 12" draw:points="11,0 3,8 0,12 4005,12 3998,8 3994,0">
          <text:p/>
        </draw:polygon>
        <draw:polygon draw:style-name="gr4" draw:text-style-name="P4" draw:layer="layout" svg:width="2.988cm" svg:height="0.011cm" svg:x="15.987cm" svg:y="15.13cm" svg:viewBox="0 0 2989 12" draw:points="11,0 4,8 0,12 2989,12 2982,8 2979,0">
          <text:p/>
        </draw:polygon>
        <draw:polygon draw:style-name="gr4" draw:text-style-name="P4" draw:layer="layout" svg:width="0.01cm" svg:height="1.309cm" svg:x="1.986cm" svg:y="2.998cm" svg:viewBox="0 0 11 1310" draw:points="0,1310 3,1306 11,1299 11,11 3,7 0,0">
          <text:p/>
        </draw:polygon>
        <draw:polygon draw:style-name="gr4" draw:text-style-name="P4" draw:layer="layout" svg:width="0.01cm" svg:height="1.482cm" svg:x="1.986cm" svg:y="4.296cm" svg:viewBox="0 0 11 1483" draw:points="0,1483 3,1479 11,1472 11,11 3,7 0,0">
          <text:p/>
        </draw:polygon>
        <draw:polygon draw:style-name="gr4" draw:text-style-name="P4" draw:layer="layout" svg:width="0.01cm" svg:height="1.909cm" svg:x="1.986cm" svg:y="5.767cm" svg:viewBox="0 0 11 1910" draw:points="0,1910 3,1906 11,1899 11,11 3,7 0,0">
          <text:p/>
        </draw:polygon>
        <draw:polygon draw:style-name="gr4" draw:text-style-name="P4" draw:layer="layout" svg:width="0.01cm" svg:height="2.329cm" svg:x="1.986cm" svg:y="7.665cm" svg:viewBox="0 0 11 2330" draw:points="0,2330 3,2326 11,2319 11,11 3,7 0,0">
          <text:p/>
        </draw:polygon>
        <draw:polygon draw:style-name="gr4" draw:text-style-name="P4" draw:layer="layout" svg:width="0.01cm" svg:height="1.993cm" svg:x="1.986cm" svg:y="9.983cm" svg:viewBox="0 0 11 1994" draw:points="0,1994 3,1991 11,1984 11,11 3,7 0,0">
          <text:p/>
        </draw:polygon>
        <draw:polygon draw:style-name="gr4" draw:text-style-name="P4" draw:layer="layout" svg:width="0.01cm" svg:height="3.175cm" svg:x="1.986cm" svg:y="11.966cm" svg:viewBox="0 0 11 3176" draw:points="0,3176 3,3172 11,3165 11,10 3,7 0,0">
          <text:p/>
        </draw:polygon>
        <draw:polygon draw:style-name="gr4" draw:text-style-name="P4" draw:layer="layout" svg:width="0.01cm" svg:height="1.298cm" svg:x="6.766cm" svg:y="3.005cm" svg:viewBox="0 0 11 1299" draw:points="0,1292 3,1299 11,1292 11,4 3,0 0,4">
          <text:p/>
        </draw:polygon>
        <draw:polygon draw:style-name="gr4" draw:text-style-name="P4" draw:layer="layout" svg:width="0.01cm" svg:height="1.471cm" svg:x="6.766cm" svg:y="4.303cm" svg:viewBox="0 0 11 1472" draw:points="0,1465 3,1472 11,1465 11,4 3,0 0,4">
          <text:p/>
        </draw:polygon>
        <draw:polygon draw:style-name="gr4" draw:text-style-name="P4" draw:layer="layout" svg:width="0.01cm" svg:height="1.898cm" svg:x="6.766cm" svg:y="5.774cm" svg:viewBox="0 0 11 1899" draw:points="0,1892 3,1899 11,1892 11,4 3,0 0,4">
          <text:p/>
        </draw:polygon>
        <draw:polygon draw:style-name="gr4" draw:text-style-name="P4" draw:layer="layout" svg:width="0.01cm" svg:height="2.318cm" svg:x="6.766cm" svg:y="7.672cm" svg:viewBox="0 0 11 2319" draw:points="0,2312 3,2319 11,2312 11,4 3,0 0,4">
          <text:p/>
        </draw:polygon>
        <draw:polygon draw:style-name="gr4" draw:text-style-name="P4" draw:layer="layout" svg:width="0.01cm" svg:height="1.983cm" svg:x="6.766cm" svg:y="9.99cm" svg:viewBox="0 0 11 1984" draw:points="0,1977 3,1984 11,1977 11,4 3,0 0,4">
          <text:p/>
        </draw:polygon>
        <draw:polygon draw:style-name="gr4" draw:text-style-name="P4" draw:layer="layout" svg:width="0.01cm" svg:height="3.164cm" svg:x="6.766cm" svg:y="11.973cm" svg:viewBox="0 0 11 3165" draw:points="0,3158 3,3165 11,3158 11,3 3,0 0,3">
          <text:p/>
        </draw:polygon>
        <draw:polygon draw:style-name="gr4" draw:text-style-name="P4" draw:layer="layout" svg:width="0.012cm" svg:height="1.298cm" svg:x="11.994cm" svg:y="3.005cm" svg:viewBox="0 0 13 1299" draw:points="0,1292 4,1299 13,1292 13,4 4,0 0,4">
          <text:p/>
        </draw:polygon>
        <draw:polygon draw:style-name="gr4" draw:text-style-name="P4" draw:layer="layout" svg:width="0.012cm" svg:height="1.471cm" svg:x="11.994cm" svg:y="4.303cm" svg:viewBox="0 0 13 1472" draw:points="0,1465 4,1472 13,1465 13,4 4,0 0,4">
          <text:p/>
        </draw:polygon>
        <draw:polygon draw:style-name="gr4" draw:text-style-name="P4" draw:layer="layout" svg:width="0.012cm" svg:height="1.898cm" svg:x="11.994cm" svg:y="5.774cm" svg:viewBox="0 0 13 1899" draw:points="0,1892 4,1899 13,1892 13,4 4,0 0,4">
          <text:p/>
        </draw:polygon>
        <draw:polygon draw:style-name="gr4" draw:text-style-name="P4" draw:layer="layout" svg:width="0.012cm" svg:height="2.318cm" svg:x="11.994cm" svg:y="7.672cm" svg:viewBox="0 0 13 2319" draw:points="0,2312 4,2319 13,2312 13,4 4,0 0,4">
          <text:p/>
        </draw:polygon>
        <draw:polygon draw:style-name="gr4" draw:text-style-name="P4" draw:layer="layout" svg:width="0.012cm" svg:height="1.983cm" svg:x="11.994cm" svg:y="9.99cm" svg:viewBox="0 0 13 1984" draw:points="0,1977 4,1984 13,1977 13,4 4,0 0,4">
          <text:p/>
        </draw:polygon>
        <draw:polygon draw:style-name="gr4" draw:text-style-name="P4" draw:layer="layout" svg:width="0.012cm" svg:height="3.164cm" svg:x="11.994cm" svg:y="11.973cm" svg:viewBox="0 0 13 3165" draw:points="0,3158 4,3165 13,3158 13,3 4,0 0,3">
          <text:p/>
        </draw:polygon>
        <draw:polygon draw:style-name="gr4" draw:text-style-name="P4" draw:layer="layout" svg:width="0.011cm" svg:height="1.298cm" svg:x="15.987cm" svg:y="3.005cm" svg:viewBox="0 0 12 1299" draw:points="0,1292 4,1299 12,1292 12,4 4,0 0,4">
          <text:p/>
        </draw:polygon>
        <draw:polygon draw:style-name="gr4" draw:text-style-name="P4" draw:layer="layout" svg:width="0.011cm" svg:height="1.471cm" svg:x="15.987cm" svg:y="4.303cm" svg:viewBox="0 0 12 1472" draw:points="0,1465 4,1472 12,1465 12,4 4,0 0,4">
          <text:p/>
        </draw:polygon>
        <draw:polygon draw:style-name="gr4" draw:text-style-name="P4" draw:layer="layout" svg:width="0.011cm" svg:height="1.898cm" svg:x="15.987cm" svg:y="5.774cm" svg:viewBox="0 0 12 1899" draw:points="0,1892 4,1899 12,1892 12,4 4,0 0,4">
          <text:p/>
        </draw:polygon>
        <draw:polygon draw:style-name="gr4" draw:text-style-name="P4" draw:layer="layout" svg:width="0.011cm" svg:height="2.318cm" svg:x="15.987cm" svg:y="7.672cm" svg:viewBox="0 0 12 2319" draw:points="0,2312 4,2319 12,2312 12,4 4,0 0,4">
          <text:p/>
        </draw:polygon>
        <draw:polygon draw:style-name="gr4" draw:text-style-name="P4" draw:layer="layout" svg:width="0.011cm" svg:height="1.983cm" svg:x="15.987cm" svg:y="9.99cm" svg:viewBox="0 0 12 1984" draw:points="0,1977 4,1984 12,1977 12,4 4,0 0,4">
          <text:p/>
        </draw:polygon>
        <draw:polygon draw:style-name="gr4" draw:text-style-name="P4" draw:layer="layout" svg:width="0.011cm" svg:height="3.164cm" svg:x="15.987cm" svg:y="11.973cm" svg:viewBox="0 0 12 3165" draw:points="0,3158 4,3165 12,3158 12,3 4,0 0,3">
          <text:p/>
        </draw:polygon>
        <draw:polygon draw:style-name="gr4" draw:text-style-name="P4" draw:layer="layout" svg:width="0.01cm" svg:height="1.309cm" svg:x="18.965cm" svg:y="2.998cm" svg:viewBox="0 0 11 1310" draw:points="0,1299 3,1306 11,1310 11,0 3,7 0,11">
          <text:p/>
        </draw:polygon>
        <draw:polygon draw:style-name="gr4" draw:text-style-name="P4" draw:layer="layout" svg:width="0.01cm" svg:height="1.482cm" svg:x="18.965cm" svg:y="4.296cm" svg:viewBox="0 0 11 1483" draw:points="0,1472 3,1479 11,1483 11,0 3,7 0,11">
          <text:p/>
        </draw:polygon>
        <draw:polygon draw:style-name="gr4" draw:text-style-name="P4" draw:layer="layout" svg:width="0.01cm" svg:height="1.909cm" svg:x="18.965cm" svg:y="5.767cm" svg:viewBox="0 0 11 1910" draw:points="0,1899 3,1906 11,1910 11,0 3,7 0,11">
          <text:p/>
        </draw:polygon>
        <draw:polygon draw:style-name="gr4" draw:text-style-name="P4" draw:layer="layout" svg:width="0.01cm" svg:height="2.329cm" svg:x="18.965cm" svg:y="7.665cm" svg:viewBox="0 0 11 2330" draw:points="0,2319 3,2326 11,2330 11,0 3,7 0,11">
          <text:p/>
        </draw:polygon>
        <draw:polygon draw:style-name="gr4" draw:text-style-name="P4" draw:layer="layout" svg:width="0.01cm" svg:height="1.993cm" svg:x="18.965cm" svg:y="9.983cm" svg:viewBox="0 0 11 1994" draw:points="0,1984 3,1991 11,1994 11,0 3,7 0,11">
          <text:p/>
        </draw:polygon>
        <draw:polygon draw:style-name="gr4" draw:text-style-name="P4" draw:layer="layout" svg:width="0.01cm" svg:height="3.175cm" svg:x="18.965cm" svg:y="11.966cm" svg:viewBox="0 0 11 3176" draw:points="0,3165 3,3172 11,3176 11,0 3,7 0,10">
          <text:p/>
        </draw:polygon>
        <draw:frame draw:style-name="gr5" draw:text-style-name="P6" draw:layer="layout" svg:width="1.81cm" svg:height="0.424cm" svg:x="17.113cm" svg:y="1.734cm">
          <draw:text-box>
            <text:p text:style-name="P5"><text:span text:style-name="T1">KW 25 2016</text:span></text:p>
          </draw:text-box>
        </draw:frame>
        <draw:frame draw:style-name="gr5" draw:text-style-name="P6" draw:layer="layout" svg:width="0.595cm" svg:height="0.424cm" svg:x="4.078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23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07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52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537cm" svg:height="0.424cm" svg:x="2.628cm" svg:y="4.824cm">
          <draw:text-box>
            <text:p text:style-name="P5"><text:span text:style-name="T1">2016/06/20 – MONTAG</text:span></text:p>
          </draw:text-box>
        </draw:frame>
        <draw:frame draw:style-name="gr5" draw:text-style-name="P6" draw:layer="layout" svg:width="1.056cm" svg:height="0.424cm" svg:x="8.834cm" svg:y="4.824cm">
          <draw:text-box>
            <text:p text:style-name="P5"><text:span text:style-name="T2">KRANK</text:span></text:p>
          </draw:text-box>
        </draw:frame>
        <draw:frame draw:style-name="gr5" draw:text-style-name="P6" draw:layer="layout" svg:width="0.352cm" svg:height="0.424cm" svg:x="13.878cm" svg:y="4.824cm">
          <draw:text-box>
            <text:p text:style-name="P5"><text:span text:style-name="T2">/</text:span></text:p>
          </draw:text-box>
        </draw:frame>
        <draw:frame draw:style-name="gr5" draw:text-style-name="P6" draw:layer="layout" svg:width="0.633cm" svg:height="0.424cm" svg:x="17.141cm" svg:y="4.824cm">
          <draw:text-box>
            <text:p text:style-name="P5"><text:span text:style-name="T2">HZB</text:span></text:p>
          </draw:text-box>
        </draw:frame>
        <draw:frame draw:style-name="gr5" draw:text-style-name="P6" draw:layer="layout" svg:width="3.689cm" svg:height="0.424cm" svg:x="2.554cm" svg:y="6.511cm">
          <draw:text-box>
            <text:p text:style-name="P5"><text:span text:style-name="T1">2016/06/21 – DIENSTAG</text:span></text:p>
          </draw:text-box>
        </draw:frame>
        <draw:frame draw:style-name="gr5" draw:text-style-name="P6" draw:layer="layout" svg:width="4.879cm" svg:height="0.424cm" svg:x="6.904cm" svg:y="6.299cm">
          <draw:text-box>
            <text:p text:style-name="P5"><text:span text:style-name="T2">Für Unternehmensführerschein</text:span></text:p>
          </draw:text-box>
        </draw:frame>
        <draw:frame draw:style-name="gr5" draw:text-style-name="P6" draw:layer="layout" svg:width="1.213cm" svg:height="0.424cm" svg:x="8.749cm" svg:y="6.722cm">
          <draw:text-box>
            <text:p text:style-name="P5"><text:span text:style-name="T2">gelernt.</text:span></text:p>
          </draw:text-box>
        </draw:frame>
        <draw:frame draw:style-name="gr5" draw:text-style-name="P6" draw:layer="layout" svg:width="1.81cm" svg:height="0.424cm" svg:x="13.081cm" svg:y="6.511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141cm" svg:y="6.511cm">
          <draw:text-box>
            <text:p text:style-name="P5"><text:span text:style-name="T2">HZB</text:span></text:p>
          </draw:text-box>
        </draw:frame>
        <draw:frame draw:style-name="gr5" draw:text-style-name="P6" draw:layer="layout" svg:width="3.901cm" svg:height="0.424cm" svg:x="2.448cm" svg:y="8.617cm">
          <draw:text-box>
            <text:p text:style-name="P5"><text:span text:style-name="T1">2016/06/22 – MITTWOCH</text:span></text:p>
          </draw:text-box>
        </draw:frame>
        <draw:frame draw:style-name="gr5" draw:text-style-name="P6" draw:layer="layout" svg:width="4.616cm" svg:height="0.424cm" svg:x="7.084cm" svg:y="8.193cm">
          <draw:text-box>
            <text:p text:style-name="P5"><text:span text:style-name="T2">BP Hausaufgaben bearbeitet.</text:span></text:p>
          </draw:text-box>
        </draw:frame>
        <draw:frame draw:style-name="gr5" draw:text-style-name="P6" draw:layer="layout" svg:width="4.879cm" svg:height="0.424cm" svg:x="6.953cm" svg:y="8.617cm">
          <draw:text-box>
            <text:p text:style-name="P5"><text:span text:style-name="T2">Für Unternehmensführerschein</text:span></text:p>
          </draw:text-box>
        </draw:frame>
        <draw:frame draw:style-name="gr5" draw:text-style-name="P6" draw:layer="layout" svg:width="1.213cm" svg:height="0.424cm" svg:x="8.759cm" svg:y="9.04cm">
          <draw:text-box>
            <text:p text:style-name="P5"><text:span text:style-name="T2">gelernt.</text:span></text:p>
          </draw:text-box>
        </draw:frame>
        <draw:frame draw:style-name="gr5" draw:text-style-name="P6" draw:layer="layout" svg:width="1.848cm" svg:height="0.424cm" svg:x="13.063cm" svg:y="8.617cm">
          <draw:text-box>
            <text:p text:style-name="P5"><text:span text:style-name="T2">0800 – 1540</text:span></text:p>
          </draw:text-box>
        </draw:frame>
        <draw:frame draw:style-name="gr5" draw:text-style-name="P6" draw:layer="layout" svg:width="0.633cm" svg:height="0.424cm" svg:x="17.141cm" svg:y="8.617cm">
          <draw:text-box>
            <text:p text:style-name="P5"><text:span text:style-name="T2">HZB</text:span></text:p>
          </draw:text-box>
        </draw:frame>
        <draw:frame draw:style-name="gr5" draw:text-style-name="P6" draw:layer="layout" svg:width="4.295cm" svg:height="0.424cm" svg:x="2.251cm" svg:y="10.769cm">
          <draw:text-box>
            <text:p text:style-name="P5"><text:span text:style-name="T1">2016/06/23 – DONNERSTAG</text:span></text:p>
          </draw:text-box>
        </draw:frame>
        <draw:frame draw:style-name="gr5" draw:text-style-name="P6" draw:layer="layout" svg:width="4.616cm" svg:height="0.424cm" svg:x="7.038cm" svg:y="10.557cm">
          <draw:text-box>
            <text:p text:style-name="P5"><text:span text:style-name="T2">BP Hausaufgaben bearbeitet.</text:span></text:p>
          </draw:text-box>
        </draw:frame>
        <draw:frame draw:style-name="gr5" draw:text-style-name="P6" draw:layer="layout" svg:width="4.557cm" svg:height="0.424cm" svg:x="7.066cm" svg:y="10.98cm">
          <draw:text-box>
            <text:p text:style-name="P5"><text:span text:style-name="T2">AS Aufgaben nachgearbeitet.</text:span></text:p>
          </draw:text-box>
        </draw:frame>
        <draw:frame draw:style-name="gr5" draw:text-style-name="P6" draw:layer="layout" svg:width="1.81cm" svg:height="0.424cm" svg:x="13.081cm" svg:y="10.769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141cm" svg:y="10.769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52cm" svg:height="0.424cm" svg:x="2.671cm" svg:y="13.34cm">
          <draw:text-box>
            <text:p text:style-name="P5"><text:span text:style-name="T1">2016/06/24 – FREITAG</text:span></text:p>
          </draw:text-box>
        </draw:frame>
        <draw:frame draw:style-name="gr5" draw:text-style-name="P6" draw:layer="layout" svg:width="4.616cm" svg:height="0.424cm" svg:x="7.038cm" svg:y="12.494cm">
          <draw:text-box>
            <text:p text:style-name="P5"><text:span text:style-name="T2">BP Hausaufgaben bearbeitet.</text:span></text:p>
          </draw:text-box>
        </draw:frame>
        <draw:frame draw:style-name="gr5" draw:text-style-name="P6" draw:layer="layout" svg:width="4.477cm" svg:height="0.424cm" svg:x="7.112cm" svg:y="12.917cm">
          <draw:text-box>
            <text:p text:style-name="P5"><text:span text:style-name="T2">Cisco R&amp;S: Scaling Networks</text:span></text:p>
          </draw:text-box>
        </draw:frame>
        <draw:frame draw:style-name="gr5" draw:text-style-name="P6" draw:layer="layout" svg:width="3.49cm" svg:height="0.424cm" svg:x="7.602cm" svg:y="13.34cm">
          <draw:text-box>
            <text:p text:style-name="P5"><text:span text:style-name="T2">Chapter 1 gelesen und</text:span></text:p>
          </draw:text-box>
        </draw:frame>
        <draw:frame draw:style-name="gr5" draw:text-style-name="P6" draw:layer="layout" svg:width="1.712cm" svg:height="0.424cm" svg:x="8.495cm" svg:y="13.764cm">
          <draw:text-box>
            <text:p text:style-name="P5"><text:span text:style-name="T2">bearbeitet.</text:span></text:p>
          </draw:text-box>
        </draw:frame>
        <draw:frame draw:style-name="gr5" draw:text-style-name="P6" draw:layer="layout" svg:width="4.557cm" svg:height="0.424cm" svg:x="7.066cm" svg:y="14.187cm">
          <draw:text-box>
            <text:p text:style-name="P5"><text:span text:style-name="T2">AS Aufgaben nachgearbeitet.</text:span></text:p>
          </draw:text-box>
        </draw:frame>
        <draw:frame draw:style-name="gr5" draw:text-style-name="P6" draw:layer="layout" svg:width="1.81cm" svg:height="0.424cm" svg:x="13.081cm" svg:y="13.34cm">
          <draw:text-box>
            <text:p text:style-name="P5"><text:span text:style-name="T2">0700 – 134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41cm" svg:y="13.34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9"/>
    <meta:generator>LibreOffice/5.2.3.3$Linux_X86_64 LibreOffice_project/20m0$Build-3</meta:generator>
  </office:meta>
</office:document-meta>
</file>